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9.11pt"/>
    </style:style>
    <style:style style:name="co3" style:family="table-column">
      <style:table-column-properties fo:break-before="auto" style:column-width="133pt"/>
    </style:style>
    <style:style style:name="co4" style:family="table-column">
      <style:table-column-properties fo:break-before="auto" style:column-width="210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otal posts" table:style-name="ta1">
        <table:shapes>
          <draw:frame draw:z-index="0" draw:style-name="gr1" draw:text-style-name="P1" svg:width="708.29pt" svg:height="478.86pt" svg:x="0pt" svg:y="0pt">
            <loext:p draw:notify-on-update-of-ranges="'Total posts'.A1:'Total posts'.A1 'Total posts'.A2:'Total posts'.A6 'Total posts'.B1:'Total posts'.B1 'Total posts'.B2:'Total posts'.B6 'Total posts'.C1:'Total posts'.C1 'Total posts'.C2:'Total posts'.C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survived posts with likes</text:p>
          </table:table-cell>
          <table:table-cell office:value-type="string" calcext:value-type="string">
            <text:p>survived posts without lik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70649" calcext:value-type="float">
            <text:p>706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969" calcext:value-type="float">
            <text:p>25969</text:p>
          </table:table-cell>
          <table:table-cell office:value-type="float" office:value="8103" calcext:value-type="float">
            <text:p>81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67" calcext:value-type="float">
            <text:p>12767</text:p>
          </table:table-cell>
          <table:table-cell office:value-type="float" office:value="3076" calcext:value-type="float">
            <text:p>30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48" calcext:value-type="float">
            <text:p>414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76" calcext:value-type="float">
            <text:p>1676</text:p>
          </table:table-cell>
          <table:table-cell office:value-type="float" office:value="281" calcext:value-type="float">
            <text:p>281</text:p>
          </table:table-cell>
        </table:table-row>
      </table:table>
      <table:table table:name="Reaction distribution" table:style-name="ta1">
        <table:shapes>
          <draw:frame draw:z-index="0" draw:style-name="gr1" draw:text-style-name="P1" svg:width="453.51pt" svg:height="255.09pt" svg:x="386.84pt" svg:y="92.41pt">
            <loext:p draw:notify-on-update-of-ranges="'Reaction distribution'.A8:'Reaction distribution'.A8 'Reaction distribution'.A9:'Reaction distribution'.A12 'Reaction distribution'.B8:'Reaction distribution'.B8 'Reaction distribution'.B9:'Reaction distribution'.B12 'Reaction distribution'.C8:'Reaction distribution'.C8 'Reaction distribution'.C9:'Reaction distribution'.C12 'Reaction distribution'.D8:'Reaction distribution'.D8 'Reaction distribution'.D9:'Reaction distribution'.D12 'Reaction distribution'.E8:'Reaction distribution'.E8 'Reaction distribution'.E9:'Reaction distribution'.E12 'Reaction distribution'.F8:'Reaction distribution'.F8 'Reaction distribution'.F9:'Reaction distribution'.F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HAHA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THANKFU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50" calcext:value-type="float">
            <text:p>6250</text:p>
          </table:table-cell>
          <table:table-cell office:value-type="float" office:value="5925" calcext:value-type="float">
            <text:p>5925</text:p>
          </table:table-cell>
          <table:table-cell office:value-type="float" office:value="27130" calcext:value-type="float">
            <text:p>27130</text:p>
          </table:table-cell>
          <table:table-cell office:value-type="float" office:value="1830" calcext:value-type="float">
            <text:p>1830</text:p>
          </table:table-cell>
          <table:table-cell office:value-type="float" office:value="3276" calcext:value-type="float">
            <text:p>327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86" calcext:value-type="float">
            <text:p>4786</text:p>
          </table:table-cell>
          <table:table-cell office:value-type="float" office:value="4630" calcext:value-type="float">
            <text:p>4630</text:p>
          </table:table-cell>
          <table:table-cell office:value-type="float" office:value="26155" calcext:value-type="float">
            <text:p>26155</text:p>
          </table:table-cell>
          <table:table-cell office:value-type="float" office:value="1386" calcext:value-type="float">
            <text:p>1386</text:p>
          </table:table-cell>
          <table:table-cell office:value-type="float" office:value="2429" calcext:value-type="float">
            <text:p>24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1" calcext:value-type="float">
            <text:p>3001</text:p>
          </table:table-cell>
          <table:table-cell office:value-type="float" office:value="2712" calcext:value-type="float">
            <text:p>2712</text:p>
          </table:table-cell>
          <table:table-cell office:value-type="float" office:value="25056" calcext:value-type="float">
            <text:p>25056</text:p>
          </table:table-cell>
          <table:table-cell office:value-type="float" office:value="987" calcext:value-type="float">
            <text:p>987</text:p>
          </table:table-cell>
          <table:table-cell office:value-type="float" office:value="1711" calcext:value-type="float">
            <text:p>17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80" calcext:value-type="float">
            <text:p>2180</text:p>
          </table:table-cell>
          <table:table-cell office:value-type="float" office:value="1798" calcext:value-type="float">
            <text:p>1798</text:p>
          </table:table-cell>
          <table:table-cell office:value-type="float" office:value="24316" calcext:value-type="float">
            <text:p>24316</text:p>
          </table:table-cell>
          <table:table-cell office:value-type="float" office:value="868" calcext:value-type="float">
            <text:p>868</text:p>
          </table:table-cell>
          <table:table-cell office:value-type="float" office:value="1438" calcext:value-type="float">
            <text:p>143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HAHA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THANKFU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/SUM([.$B2:.$G2])" office:value-type="float" office:value="0.140654889163947" calcext:value-type="float">
            <text:p>0.1406548892</text:p>
          </table:table-cell>
          <table:table-cell table:formula="of:=[.C2]/SUM([.$B2:.$G2])" office:value-type="float" office:value="0.133340834927422" calcext:value-type="float">
            <text:p>0.1333408349</text:p>
          </table:table-cell>
          <table:table-cell table:formula="of:=[.D2]/SUM([.$B2:.$G2])" office:value-type="float" office:value="0.610554742882863" calcext:value-type="float">
            <text:p>0.6105547429</text:p>
          </table:table-cell>
          <table:table-cell table:formula="of:=[.E2]/SUM([.$B2:.$G2])" office:value-type="float" office:value="0.0411837515472038" calcext:value-type="float">
            <text:p>0.0411837515</text:p>
          </table:table-cell>
          <table:table-cell table:formula="of:=[.F2]/SUM([.$B2:.$G2])" office:value-type="float" office:value="0.0737256667041746" calcext:value-type="float">
            <text:p>0.0737256667</text:p>
          </table:table-cell>
          <table:table-cell table:formula="of:=[.G2]/SUM([.$B2:.$G2])" office:value-type="float" office:value="0.000540114774389558" calcext:value-type="float">
            <text:p>0.00054011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/SUM([.$B3:.$G3])" office:value-type="float" office:value="0.121447421843281" calcext:value-type="float">
            <text:p>0.1214474218</text:p>
          </table:table-cell>
          <table:table-cell table:formula="of:=[.C3]/SUM([.$B3:.$G3])" office:value-type="float" office:value="0.117488834754365" calcext:value-type="float">
            <text:p>0.1174888348</text:p>
          </table:table-cell>
          <table:table-cell table:formula="of:=[.D3]/SUM([.$B3:.$G3])" office:value-type="float" office:value="0.66369772634998" calcext:value-type="float">
            <text:p>0.6636977263</text:p>
          </table:table-cell>
          <table:table-cell table:formula="of:=[.E3]/SUM([.$B3:.$G3])" office:value-type="float" office:value="0.0351705237515225" calcext:value-type="float">
            <text:p>0.0351705238</text:p>
          </table:table-cell>
          <table:table-cell table:formula="of:=[.F3]/SUM([.$B3:.$G3])" office:value-type="float" office:value="0.0616372310190824" calcext:value-type="float">
            <text:p>0.061637231</text:p>
          </table:table-cell>
          <table:table-cell table:formula="of:=[.G3]/SUM([.$B3:.$G3])" office:value-type="float" office:value="0.000558262281770199" calcext:value-type="float">
            <text:p>0.00055826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/SUM([.$B4:.$G4])" office:value-type="float" office:value="0.0896248954724645" calcext:value-type="float">
            <text:p>0.0896248955</text:p>
          </table:table-cell>
          <table:table-cell table:formula="of:=[.C4]/SUM([.$B4:.$G4])" office:value-type="float" office:value="0.0809939075379286" calcext:value-type="float">
            <text:p>0.0809939075</text:p>
          </table:table-cell>
          <table:table-cell table:formula="of:=[.D4]/SUM([.$B4:.$G4])" office:value-type="float" office:value="0.748297694421216" calcext:value-type="float">
            <text:p>0.7482976944</text:p>
          </table:table-cell>
          <table:table-cell table:formula="of:=[.E4]/SUM([.$B4:.$G4])" office:value-type="float" office:value="0.0294767650221001" calcext:value-type="float">
            <text:p>0.029476765</text:p>
          </table:table-cell>
          <table:table-cell table:formula="of:=[.F4]/SUM([.$B4:.$G4])" office:value-type="float" office:value="0.051099032373671" calcext:value-type="float">
            <text:p>0.0510990324</text:p>
          </table:table-cell>
          <table:table-cell table:formula="of:=[.G4]/SUM([.$B4:.$G4])" office:value-type="float" office:value="0.000507705172619759" calcext:value-type="float">
            <text:p>0.00050770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5]/SUM([.$B5:.$G5])" office:value-type="float" office:value="0.0712208827469045" calcext:value-type="float">
            <text:p>0.0712208827</text:p>
          </table:table-cell>
          <table:table-cell table:formula="of:=[.C5]/SUM([.$B5:.$G5])" office:value-type="float" office:value="0.058740893201346" calcext:value-type="float">
            <text:p>0.0587408932</text:p>
          </table:table-cell>
          <table:table-cell table:formula="of:=[.D5]/SUM([.$B5:.$G5])" office:value-type="float" office:value="0.794406873795289" calcext:value-type="float">
            <text:p>0.7944068738</text:p>
          </table:table-cell>
          <table:table-cell table:formula="of:=[.E5]/SUM([.$B5:.$G5])" office:value-type="float" office:value="0.0283576725799601" calcext:value-type="float">
            <text:p>0.0283576726</text:p>
          </table:table-cell>
          <table:table-cell table:formula="of:=[.F5]/SUM([.$B5:.$G5])" office:value-type="float" office:value="0.0469796465091966" calcext:value-type="float">
            <text:p>0.0469796465</text:p>
          </table:table-cell>
          <table:table-cell table:formula="of:=[.G5]/SUM([.$B5:.$G5])" office:value-type="float" office:value="0.000294031167303734" calcext:value-type="float">
            <text:p>0.0002940312</text:p>
          </table:table-cell>
        </table:table-row>
      </table:table>
      <table:table table:name="Opinion matching" table:style-name="ta1">
        <table:shapes>
          <draw:frame draw:z-index="0" draw:style-name="gr1" draw:text-style-name="P1" svg:width="453.51pt" svg:height="255.09pt" svg:x="573.11pt" svg:y="5.1pt">
            <loext:p draw:notify-on-update-of-ranges="'Opinion matching'.A1:'Opinion matching'.A1 'Opinion matching'.A2:'Opinion matching'.A5 'Opinion matching'.B1:'Opinion matching'.B1 'Opinion matching'.B2:'Opinion matching'.B5 'Opinion matching'.C1:'Opinion matching'.C1 'Opinion matching'.C2:'Opinion matching'.C5 'Opinion matching'.D1:'Opinion matching'.D1 'Opinion matching'.D2:'Opinion matching'.D5 'Opinion matching'.E1:'Opinion matching'.E1 'Opinion matching'.E2:'Opinion matching'.E5 'Opinion matching'.F1:'Opinion matching'.F1 'Opinion matching'.F2:'Opinion matching'.F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57pt" svg:height="255.26pt" svg:x="572.8pt" svg:y="277.82pt">
            <loext:p draw:notify-on-update-of-ranges="'Opinion matching'.A7:'Opinion matching'.A7 'Opinion matching'.A8:'Opinion matching'.A11 'Opinion matching'.B7:'Opinion matching'.B7 'Opinion matching'.B8:'Opinion matching'.B11 'Opinion matching'.C7:'Opinion matching'.C7 'Opinion matching'.C8:'Opinion matching'.C11 'Opinion matching'.D7:'Opinion matching'.D7 'Opinion matching'.D8:'Opinion matching'.D11 'Opinion matching'.E7:'Opinion matching'.E7 'Opinion matching'.E8:'Opinion matching'.E11 'Opinion matching'.F7:'Opinion matching'.F7 'Opinion matching'.F8:'Opinion matching'.F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hreshold (including lower matches)</text:p>
          </table:table-cell>
          <table:table-cell office:value-type="string" calcext:value-type="string">
            <text:p>1. reaction</text:p>
          </table:table-cell>
          <table:table-cell office:value-type="string" calcext:value-type="string">
            <text:p>2. reaction</text:p>
          </table:table-cell>
          <table:table-cell office:value-type="string" calcext:value-type="string">
            <text:p>3. reaction</text:p>
          </table:table-cell>
          <table:table-cell office:value-type="string" calcext:value-type="string">
            <text:p>4. reaction</text:p>
          </table:table-cell>
          <table:table-cell office:value-type="string" calcext:value-type="string">
            <text:p>5. rea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45767327885495" calcext:value-type="float">
            <text:p>0.9457673279</text:p>
          </table:table-cell>
          <table:table-cell office:value-type="float" office:value="0.0508268589994771" calcext:value-type="float">
            <text:p>0.050826859</text:p>
          </table:table-cell>
          <table:table-cell office:value-type="float" office:value="0.00310646619220795" calcext:value-type="float">
            <text:p>0.0031064662</text:p>
          </table:table-cell>
          <table:table-cell office:value-type="float" office:value="0.000288700269348238" calcext:value-type="float">
            <text:p>0.0002887003</text:p>
          </table:table-cell>
          <table:table-cell table:style-name="ce1" office:value-type="float" office:value="0.0000106466534759263" calcext:value-type="float">
            <text:p>1.06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713675482969" calcext:value-type="float">
            <text:p>0.8571367548</text:p>
          </table:table-cell>
          <table:table-cell office:value-type="float" office:value="0.133891429932628" calcext:value-type="float">
            <text:p>0.1338914299</text:p>
          </table:table-cell>
          <table:table-cell office:value-type="float" office:value="0.00818325603233454" calcext:value-type="float">
            <text:p>0.008183256</text:p>
          </table:table-cell>
          <table:table-cell office:value-type="float" office:value="0.000760513095750577" calcext:value-type="float">
            <text:p>0.0007605131</text:p>
          </table:table-cell>
          <table:table-cell table:style-name="ce1" office:value-type="float" office:value="0.0000280461095953935" calcext:value-type="float">
            <text:p>2.80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49299715516979" calcext:value-type="float">
            <text:p>0.8492997155</text:p>
          </table:table-cell>
          <table:table-cell office:value-type="float" office:value="0.128769353050997" calcext:value-type="float">
            <text:p>0.1287693531</text:p>
          </table:table-cell>
          <table:table-cell office:value-type="float" office:value="0.0186262882226989" calcext:value-type="float">
            <text:p>0.0186262882</text:p>
          </table:table-cell>
          <table:table-cell office:value-type="float" office:value="0.0031871093767422" calcext:value-type="float">
            <text:p>0.0031871094</text:p>
          </table:table-cell>
          <table:table-cell office:value-type="float" office:value="0.00011753383258233" calcext:value-type="float">
            <text:p>0.00011753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9791698860993" calcext:value-type="float">
            <text:p>0.8597916989</text:p>
          </table:table-cell>
          <table:table-cell office:value-type="float" office:value="0.118571847923188" calcext:value-type="float">
            <text:p>0.1185718479</text:p>
          </table:table-cell>
          <table:table-cell office:value-type="float" office:value="0.0180939287123112" calcext:value-type="float">
            <text:p>0.0180939287</text:p>
          </table:table-cell>
          <table:table-cell office:value-type="float" office:value="0.00323551442124572" calcext:value-type="float">
            <text:p>0.0032355144</text:p>
          </table:table-cell>
          <table:table-cell office:value-type="float" office:value="0.000307010082261318" calcext:value-type="float">
            <text:p>0.000307010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reshold (every post in exact one threshold)</text:p>
          </table:table-cell>
          <table:table-cell office:value-type="string" calcext:value-type="string">
            <text:p>1. reaction</text:p>
          </table:table-cell>
          <table:table-cell office:value-type="string" calcext:value-type="string">
            <text:p>2. reaction</text:p>
          </table:table-cell>
          <table:table-cell office:value-type="string" calcext:value-type="string">
            <text:p>3. reaction</text:p>
          </table:table-cell>
          <table:table-cell office:value-type="string" calcext:value-type="string">
            <text:p>4. reaction</text:p>
          </table:table-cell>
          <table:table-cell office:value-type="string" calcext:value-type="string">
            <text:p>5. reactio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9592940506692" calcext:value-type="float">
            <text:p>0.8595929405</text:p>
          </table:table-cell>
          <table:table-cell office:value-type="float" office:value="0.135496726444634" calcext:value-type="float">
            <text:p>0.1354967264</text:p>
          </table:table-cell>
          <table:table-cell office:value-type="float" office:value="0.00491033304867635" calcext:value-type="float">
            <text:p>0.00491033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42791443288133" calcext:value-type="float">
            <text:p>0.8427914433</text:p>
          </table:table-cell>
          <table:table-cell office:value-type="float" office:value="0.135094957777077" calcext:value-type="float">
            <text:p>0.1350949578</text:p>
          </table:table-cell>
          <table:table-cell office:value-type="float" office:value="0.0189565156452574" calcext:value-type="float">
            <text:p>0.0189565156</text:p>
          </table:table-cell>
          <table:table-cell office:value-type="float" office:value="0.00315708328953362" calcext:value-type="float">
            <text:p>0.0031570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9791698860993" calcext:value-type="float">
            <text:p>0.8597916989</text:p>
          </table:table-cell>
          <table:table-cell office:value-type="float" office:value="0.118571847923188" calcext:value-type="float">
            <text:p>0.1185718479</text:p>
          </table:table-cell>
          <table:table-cell office:value-type="float" office:value="0.0180939287123112" calcext:value-type="float">
            <text:p>0.0180939287</text:p>
          </table:table-cell>
          <table:table-cell office:value-type="float" office:value="0.00323551442124572" calcext:value-type="float">
            <text:p>0.0032355144</text:p>
          </table:table-cell>
          <table:table-cell office:value-type="float" office:value="0.000307010082261318" calcext:value-type="float">
            <text:p>0.00030701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4:53:40.357103526</meta:creation-date>
    <dc:date>2017-06-15T16:33:42.982489940</dc:date>
    <meta:editing-duration>PT25M56S</meta:editing-duration>
    <meta:editing-cycles>1</meta:editing-cycles>
    <meta:document-statistic meta:table-count="3" meta:cell-count="148" meta:object-count="4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988cm" svg:height="16.894cm" xlink:href=".." xlink:type="simple" chart:class="chart:bar" chart:style-name="ch1">
        <chart:legend chart:legend-position="end" svg:x="19.973cm" svg:y="7.899cm" style:legend-expansion="high" chart:style-name="ch2"/>
        <chart:plot-area chart:style-name="ch3" table:cell-range-address="'Total posts'.A1:'Total posts'.C6" chart:data-source-has-labels="both" svg:x="1.51cm" svg:y="0.337cm" svg:width="17.964cm" svg:height="15.239cm">
          <chartooo:coordinate-region svg:x="2.687cm" svg:y="0.536cm" svg:width="16.787cm" svg:height="14.393cm"/>
          <chart:axis chart:dimension="x" chart:name="primary-x" chart:style-name="ch4" chartooo:axis-type="auto">
            <chartooo:date-scale/>
            <chart:title svg:x="9.707cm" svg:y="15.913cm" chart:style-name="ch5">
              <text:p>Threshold</text:p>
            </chart:title>
            <chart:categories table:cell-range-address="'Total posts'.A2:'Total posts'.A6"/>
          </chart:axis>
          <chart:axis chart:dimension="y" chart:name="primary-y" chart:style-name="ch6">
            <chart:title svg:x="0.451cm" svg:y="8.41cm" chart:style-name="ch7">
              <text:p>Posts</text:p>
            </chart:title>
            <chart:grid chart:style-name="ch8" chart:class="major"/>
          </chart:axis>
          <chart:series chart:style-name="ch9" chart:values-cell-range-address="'Total posts'.B2:'Total posts'.B6" chart:label-cell-address="'Total posts'.B1:'Total posts'.B1" chart:class="chart:bar">
            <chart:data-point chart:repeated="5"/>
          </chart:series>
          <chart:series chart:style-name="ch10" chart:values-cell-range-address="'Total posts'.C2:'Total posts'.C6" chart:label-cell-address="'Total posts'.C1:'Total posts'.C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rvived posts with likes</text:p>
                <draw:g>
                  <svg:desc>'Total posts'.B1:'Total posts'.B1</svg:desc>
                </draw:g>
              </table:table-cell>
              <table:table-cell office:value-type="string">
                <text:p>survived posts without likes</text:p>
                <draw:g>
                  <svg:desc>'Total posts'.C1:'Total posts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otal posts'.A2:'Total posts'.A6</svg:desc>
                </draw:g>
              </table:table-cell>
              <table:table-cell office:value-type="float" office:value="70649">
                <text:p>70649</text:p>
                <draw:g>
                  <svg:desc>'Total posts'.B2:'Total posts'.B6</svg:desc>
                </draw:g>
              </table:table-cell>
              <table:table-cell office:value-type="float" office:value="70649">
                <text:p>70649</text:p>
                <draw:g>
                  <svg:desc>'Total posts'.C2:'Total posts'.C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5969">
                <text:p>25969</text:p>
              </table:table-cell>
              <table:table-cell office:value-type="float" office:value="8103">
                <text:p>810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767">
                <text:p>1276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148">
                <text:p>4148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76">
                <text:p>1676</text:p>
              </table:table-cell>
              <table:table-cell office:value-type="float" office:value="281">
                <text:p>2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54cm" svg:y="3.205cm" style:legend-expansion="high" chart:style-name="ch2"/>
        <chart:plot-area chart:style-name="ch3" table:cell-range-address="'Reaction distribution'.A8:'Reaction distribution'.F12" chart:data-source-has-labels="both" svg:x="1.331cm" svg:y="0.18cm" svg:width="12.403cm" svg:height="7.659cm">
          <chartooo:coordinate-region svg:x="2.058cm" svg:y="0.379cm" svg:width="11.676cm" svg:height="6.813cm"/>
          <chart:axis chart:dimension="x" chart:name="primary-x" chart:style-name="ch4" chartooo:axis-type="auto">
            <chartooo:date-scale/>
            <chart:title svg:x="6.747cm" svg:y="8.019cm" chart:style-name="ch5">
              <text:p>Threshold</text:p>
            </chart:title>
            <chart:categories table:cell-range-address="'Reaction distribution'.A9:'Reaction distribution'.A12"/>
          </chart:axis>
          <chart:axis chart:dimension="y" chart:name="primary-y" chart:style-name="ch6">
            <chart:title svg:x="0.451cm" svg:y="4.45cm" chart:style-name="ch7">
              <text:p>Ratio</text:p>
            </chart:title>
            <chart:grid chart:style-name="ch8" chart:class="major"/>
          </chart:axis>
          <chart:series chart:style-name="ch9" chart:values-cell-range-address="'Reaction distribution'.B9:'Reaction distribution'.B12" chart:label-cell-address="'Reaction distribution'.B8:'Reaction distribution'.B8" chart:class="chart:bar">
            <chart:data-point chart:repeated="4"/>
          </chart:series>
          <chart:series chart:style-name="ch10" chart:values-cell-range-address="'Reaction distribution'.C9:'Reaction distribution'.C12" chart:label-cell-address="'Reaction distribution'.C8:'Reaction distribution'.C8" chart:class="chart:bar">
            <chart:data-point chart:repeated="4"/>
          </chart:series>
          <chart:series chart:style-name="ch11" chart:values-cell-range-address="'Reaction distribution'.D9:'Reaction distribution'.D12" chart:label-cell-address="'Reaction distribution'.D8:'Reaction distribution'.D8" chart:class="chart:bar">
            <chart:data-point chart:repeated="4"/>
          </chart:series>
          <chart:series chart:style-name="ch12" chart:values-cell-range-address="'Reaction distribution'.E9:'Reaction distribution'.E12" chart:label-cell-address="'Reaction distribution'.E8:'Reaction distribution'.E8" chart:class="chart:bar">
            <chart:data-point chart:repeated="4"/>
          </chart:series>
          <chart:series chart:style-name="ch13" chart:values-cell-range-address="'Reaction distribution'.F9:'Reaction distribution'.F12" chart:label-cell-address="'Reaction distribution'.F8:'Reaction distribution'.F8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RY</text:p>
                <draw:g>
                  <svg:desc>'Reaction distribution'.B8:'Reaction distribution'.B8</svg:desc>
                </draw:g>
              </table:table-cell>
              <table:table-cell office:value-type="string">
                <text:p>HAHA</text:p>
                <draw:g>
                  <svg:desc>'Reaction distribution'.C8:'Reaction distribution'.C8</svg:desc>
                </draw:g>
              </table:table-cell>
              <table:table-cell office:value-type="string">
                <text:p>LOVE</text:p>
                <draw:g>
                  <svg:desc>'Reaction distribution'.D8:'Reaction distribution'.D8</svg:desc>
                </draw:g>
              </table:table-cell>
              <table:table-cell office:value-type="string">
                <text:p>SAD</text:p>
                <draw:g>
                  <svg:desc>'Reaction distribution'.E8:'Reaction distribution'.E8</svg:desc>
                </draw:g>
              </table:table-cell>
              <table:table-cell office:value-type="string">
                <text:p>WOW</text:p>
                <draw:g>
                  <svg:desc>'Reaction distribution'.F8:'Reaction distribution'.F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eaction distribution'.A9:'Reaction distribution'.A12</svg:desc>
                </draw:g>
              </table:table-cell>
              <table:table-cell office:value-type="float" office:value="0.140654889163947">
                <text:p>0.140654889163947</text:p>
                <draw:g>
                  <svg:desc>'Reaction distribution'.B9:'Reaction distribution'.B12</svg:desc>
                </draw:g>
              </table:table-cell>
              <table:table-cell office:value-type="float" office:value="0.133340834927422">
                <text:p>0.133340834927422</text:p>
                <draw:g>
                  <svg:desc>'Reaction distribution'.C9:'Reaction distribution'.C12</svg:desc>
                </draw:g>
              </table:table-cell>
              <table:table-cell office:value-type="float" office:value="0.610554742882863">
                <text:p>0.610554742882863</text:p>
                <draw:g>
                  <svg:desc>'Reaction distribution'.D9:'Reaction distribution'.D12</svg:desc>
                </draw:g>
              </table:table-cell>
              <table:table-cell office:value-type="float" office:value="0.0411837515472038">
                <text:p>0.0411837515472038</text:p>
                <draw:g>
                  <svg:desc>'Reaction distribution'.E9:'Reaction distribution'.E12</svg:desc>
                </draw:g>
              </table:table-cell>
              <table:table-cell office:value-type="float" office:value="0.0737256667041746">
                <text:p>0.0737256667041746</text:p>
                <draw:g>
                  <svg:desc>'Reaction distribution'.F9:'Reaction distribution'.F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21447421843281">
                <text:p>0.121447421843281</text:p>
              </table:table-cell>
              <table:table-cell office:value-type="float" office:value="0.117488834754365">
                <text:p>0.117488834754365</text:p>
              </table:table-cell>
              <table:table-cell office:value-type="float" office:value="0.66369772634998">
                <text:p>0.66369772634998</text:p>
              </table:table-cell>
              <table:table-cell office:value-type="float" office:value="0.0351705237515225">
                <text:p>0.0351705237515225</text:p>
              </table:table-cell>
              <table:table-cell office:value-type="float" office:value="0.0616372310190824">
                <text:p>0.06163723101908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896248954724645">
                <text:p>0.0896248954724645</text:p>
              </table:table-cell>
              <table:table-cell office:value-type="float" office:value="0.0809939075379286">
                <text:p>0.0809939075379286</text:p>
              </table:table-cell>
              <table:table-cell office:value-type="float" office:value="0.748297694421216">
                <text:p>0.748297694421216</text:p>
              </table:table-cell>
              <table:table-cell office:value-type="float" office:value="0.0294767650221001">
                <text:p>0.0294767650221001</text:p>
              </table:table-cell>
              <table:table-cell office:value-type="float" office:value="0.051099032373671">
                <text:p>0.05109903237367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712208827469045">
                <text:p>0.0712208827469045</text:p>
              </table:table-cell>
              <table:table-cell office:value-type="float" office:value="0.058740893201346">
                <text:p>0.058740893201346</text:p>
              </table:table-cell>
              <table:table-cell office:value-type="float" office:value="0.794406873795289">
                <text:p>0.794406873795289</text:p>
              </table:table-cell>
              <table:table-cell office:value-type="float" office:value="0.0283576725799601">
                <text:p>0.0283576725799601</text:p>
              </table:table-cell>
              <table:table-cell office:value-type="float" office:value="0.0469796465091966">
                <text:p>0.04697964650919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6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97cm" svg:y="0.316cm" chart:style-name="ch2">
          <text:p>Opinion Matching</text:p>
        </chart:title>
        <chart:legend chart:legend-position="end" svg:x="13.631cm" svg:y="3.205cm" style:legend-expansion="high" chart:style-name="ch3"/>
        <chart:plot-area chart:style-name="ch4" table:cell-range-address="'Opinion matching'.A1:'Opinion matching'.F5" chart:data-source-has-labels="both" svg:x="1.331cm" svg:y="1.275cm" svg:width="11.98cm" svg:height="6.564cm">
          <chartooo:coordinate-region svg:x="2.058cm" svg:y="1.474cm" svg:width="11.253cm" svg:height="5.718cm"/>
          <chart:axis chart:dimension="x" chart:name="primary-x" chart:style-name="ch5" chartooo:axis-type="auto">
            <chartooo:date-scale/>
            <chart:title svg:x="3.89cm" svg:y="8.019cm" chart:style-name="ch6">
              <text:p>Threshold (Posts can be in multiple thresholds)</text:p>
            </chart:title>
            <chart:categories table:cell-range-address="'Opinion matching'.A2:'Opinion matching'.A5"/>
          </chart:axis>
          <chart:axis chart:dimension="y" chart:name="primary-y" chart:style-name="ch7">
            <chart:title svg:x="0.451cm" svg:y="5.051cm" chart:style-name="ch8">
              <text:p>Match</text:p>
            </chart:title>
            <chart:grid chart:style-name="ch9" chart:class="major"/>
          </chart:axis>
          <chart:series chart:style-name="ch10" chart:values-cell-range-address="'Opinion matching'.B2:'Opinion matching'.B5" chart:label-cell-address="'Opinion matching'.B1:'Opinion matching'.B1" chart:class="chart:bar">
            <chart:data-point chart:repeated="4"/>
          </chart:series>
          <chart:series chart:style-name="ch11" chart:values-cell-range-address="'Opinion matching'.C2:'Opinion matching'.C5" chart:label-cell-address="'Opinion matching'.C1:'Opinion matching'.C1" chart:class="chart:bar">
            <chart:data-point chart:repeated="4"/>
          </chart:series>
          <chart:series chart:style-name="ch12" chart:values-cell-range-address="'Opinion matching'.D2:'Opinion matching'.D5" chart:label-cell-address="'Opinion matching'.D1:'Opinion matching'.D1" chart:class="chart:bar">
            <chart:data-point chart:repeated="4"/>
          </chart:series>
          <chart:series chart:style-name="ch13" chart:values-cell-range-address="'Opinion matching'.E2:'Opinion matching'.E5" chart:label-cell-address="'Opinion matching'.E1:'Opinion matching'.E1" chart:class="chart:bar">
            <chart:data-point chart:repeated="4"/>
          </chart:series>
          <chart:series chart:style-name="ch14" chart:values-cell-range-address="'Opinion matching'.F2:'Opinion matching'.F5" chart:label-cell-address="'Opinion matching'.F1:'Opinion matching'.F1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reaction</text:p>
                <draw:g>
                  <svg:desc>'Opinion matching'.B1:'Opinion matching'.B1</svg:desc>
                </draw:g>
              </table:table-cell>
              <table:table-cell office:value-type="string">
                <text:p>2. reaction</text:p>
                <draw:g>
                  <svg:desc>'Opinion matching'.C1:'Opinion matching'.C1</svg:desc>
                </draw:g>
              </table:table-cell>
              <table:table-cell office:value-type="string">
                <text:p>3. reaction</text:p>
                <draw:g>
                  <svg:desc>'Opinion matching'.D1:'Opinion matching'.D1</svg:desc>
                </draw:g>
              </table:table-cell>
              <table:table-cell office:value-type="string">
                <text:p>4. reaction</text:p>
                <draw:g>
                  <svg:desc>'Opinion matching'.E1:'Opinion matching'.E1</svg:desc>
                </draw:g>
              </table:table-cell>
              <table:table-cell office:value-type="string">
                <text:p>5. reaction</text:p>
                <draw:g>
                  <svg:desc>'Opinion matching'.F1:'Opinion matching'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Opinion matching'.A2:'Opinion matching'.A5</svg:desc>
                </draw:g>
              </table:table-cell>
              <table:table-cell office:value-type="float" office:value="0.945767327885495">
                <text:p>0.945767327885495</text:p>
                <draw:g>
                  <svg:desc>'Opinion matching'.B2:'Opinion matching'.B5</svg:desc>
                </draw:g>
              </table:table-cell>
              <table:table-cell office:value-type="float" office:value="0.0508268589994771">
                <text:p>0.0508268589994771</text:p>
                <draw:g>
                  <svg:desc>'Opinion matching'.C2:'Opinion matching'.C5</svg:desc>
                </draw:g>
              </table:table-cell>
              <table:table-cell office:value-type="float" office:value="0.00310646619220795">
                <text:p>0.00310646619220795</text:p>
                <draw:g>
                  <svg:desc>'Opinion matching'.D2:'Opinion matching'.D5</svg:desc>
                </draw:g>
              </table:table-cell>
              <table:table-cell office:value-type="float" office:value="0.000288700269348238">
                <text:p>0.000288700269348238</text:p>
                <draw:g>
                  <svg:desc>'Opinion matching'.E2:'Opinion matching'.E5</svg:desc>
                </draw:g>
              </table:table-cell>
              <table:table-cell office:value-type="float" office:value="0.0000106466534759263">
                <text:p>0.0000106466534759263</text:p>
                <draw:g>
                  <svg:desc>'Opinion matching'.F2:'Opinion matching'.F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85713675482969">
                <text:p>0.85713675482969</text:p>
              </table:table-cell>
              <table:table-cell office:value-type="float" office:value="0.133891429932628">
                <text:p>0.133891429932628</text:p>
              </table:table-cell>
              <table:table-cell office:value-type="float" office:value="0.00818325603233454">
                <text:p>0.00818325603233454</text:p>
              </table:table-cell>
              <table:table-cell office:value-type="float" office:value="0.000760513095750577">
                <text:p>0.000760513095750577</text:p>
              </table:table-cell>
              <table:table-cell office:value-type="float" office:value="0.0000280461095953935">
                <text:p>0.00002804610959539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49299715516979">
                <text:p>0.849299715516979</text:p>
              </table:table-cell>
              <table:table-cell office:value-type="float" office:value="0.128769353050997">
                <text:p>0.128769353050997</text:p>
              </table:table-cell>
              <table:table-cell office:value-type="float" office:value="0.0186262882226989">
                <text:p>0.0186262882226989</text:p>
              </table:table-cell>
              <table:table-cell office:value-type="float" office:value="0.0031871093767422">
                <text:p>0.0031871093767422</text:p>
              </table:table-cell>
              <table:table-cell office:value-type="float" office:value="0.00011753383258233">
                <text:p>0.000117533832582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59791698860993">
                <text:p>0.859791698860993</text:p>
              </table:table-cell>
              <table:table-cell office:value-type="float" office:value="0.118571847923188">
                <text:p>0.118571847923188</text:p>
              </table:table-cell>
              <table:table-cell office:value-type="float" office:value="0.0180939287123112">
                <text:p>0.0180939287123112</text:p>
              </table:table-cell>
              <table:table-cell office:value-type="float" office:value="0.00323551442124572">
                <text:p>0.00323551442124572</text:p>
              </table:table-cell>
              <table:table-cell office:value-type="float" office:value="0.000307010082261318">
                <text:p>0.0003070100822613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6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bar" chart:style-name="ch1">
        <chart:title svg:x="6.198cm" svg:y="0.316cm" chart:style-name="ch2">
          <text:p>Opinion Matching</text:p>
        </chart:title>
        <chart:legend chart:legend-position="end" svg:x="13.633cm" svg:y="3.208cm" style:legend-expansion="high" chart:style-name="ch3"/>
        <chart:plot-area chart:style-name="ch4" table:cell-range-address="'Opinion matching'.A7:'Opinion matching'.F11" chart:data-source-has-labels="both" svg:x="1.331cm" svg:y="1.275cm" svg:width="11.982cm" svg:height="6.57cm">
          <chartooo:coordinate-region svg:x="2.058cm" svg:y="1.475cm" svg:width="11.255cm" svg:height="5.723cm"/>
          <chart:axis chart:dimension="x" chart:name="primary-x" chart:style-name="ch5" chartooo:axis-type="auto">
            <chartooo:date-scale/>
            <chart:title svg:x="3.918cm" svg:y="8.025cm" chart:style-name="ch6">
              <text:p>Threshold (Posts can only be in one threshold)</text:p>
            </chart:title>
            <chart:categories table:cell-range-address="'Opinion matching'.A8:'Opinion matching'.A11"/>
          </chart:axis>
          <chart:axis chart:dimension="y" chart:name="primary-y" chart:style-name="ch7">
            <chart:title svg:x="0.451cm" svg:y="5.054cm" chart:style-name="ch8">
              <text:p>Match</text:p>
            </chart:title>
            <chart:grid chart:style-name="ch9" chart:class="major"/>
          </chart:axis>
          <chart:series chart:style-name="ch10" chart:values-cell-range-address="'Opinion matching'.B8:'Opinion matching'.B11" chart:label-cell-address="'Opinion matching'.B7:'Opinion matching'.B7" chart:class="chart:bar">
            <chart:data-point chart:repeated="4"/>
          </chart:series>
          <chart:series chart:style-name="ch11" chart:values-cell-range-address="'Opinion matching'.C8:'Opinion matching'.C11" chart:label-cell-address="'Opinion matching'.C7:'Opinion matching'.C7" chart:class="chart:bar">
            <chart:data-point chart:repeated="4"/>
          </chart:series>
          <chart:series chart:style-name="ch12" chart:values-cell-range-address="'Opinion matching'.D8:'Opinion matching'.D11" chart:label-cell-address="'Opinion matching'.D7:'Opinion matching'.D7" chart:class="chart:bar">
            <chart:data-point chart:repeated="4"/>
          </chart:series>
          <chart:series chart:style-name="ch13" chart:values-cell-range-address="'Opinion matching'.E8:'Opinion matching'.E11" chart:label-cell-address="'Opinion matching'.E7:'Opinion matching'.E7" chart:class="chart:bar">
            <chart:data-point chart:repeated="4"/>
          </chart:series>
          <chart:series chart:style-name="ch14" chart:values-cell-range-address="'Opinion matching'.F8:'Opinion matching'.F11" chart:label-cell-address="'Opinion matching'.F7:'Opinion matching'.F7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reaction</text:p>
                <draw:g>
                  <svg:desc>'Opinion matching'.B7:'Opinion matching'.B7</svg:desc>
                </draw:g>
              </table:table-cell>
              <table:table-cell office:value-type="string">
                <text:p>2. reaction</text:p>
                <draw:g>
                  <svg:desc>'Opinion matching'.C7:'Opinion matching'.C7</svg:desc>
                </draw:g>
              </table:table-cell>
              <table:table-cell office:value-type="string">
                <text:p>3. reaction</text:p>
                <draw:g>
                  <svg:desc>'Opinion matching'.D7:'Opinion matching'.D7</svg:desc>
                </draw:g>
              </table:table-cell>
              <table:table-cell office:value-type="string">
                <text:p>4. reaction</text:p>
                <draw:g>
                  <svg:desc>'Opinion matching'.E7:'Opinion matching'.E7</svg:desc>
                </draw:g>
              </table:table-cell>
              <table:table-cell office:value-type="string">
                <text:p>5. reaction</text:p>
                <draw:g>
                  <svg:desc>'Opinion matching'.F7:'Opinion matching'.F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Opinion matching'.A8:'Opinion matching'.A11</svg:desc>
                </draw:g>
              </table:table-cell>
              <table:table-cell office:value-type="float" office:value="1">
                <text:p>1</text:p>
                <draw:g>
                  <svg:desc>'Opinion matching'.B8:'Opinion matching'.B11</svg:desc>
                </draw:g>
              </table:table-cell>
              <table:table-cell office:value-type="float" office:value="0">
                <text:p>0</text:p>
                <draw:g>
                  <svg:desc>'Opinion matching'.C8:'Opinion matching'.C11</svg:desc>
                </draw:g>
              </table:table-cell>
              <table:table-cell office:value-type="float" office:value="0">
                <text:p>0</text:p>
                <draw:g>
                  <svg:desc>'Opinion matching'.D8:'Opinion matching'.D11</svg:desc>
                </draw:g>
              </table:table-cell>
              <table:table-cell office:value-type="float" office:value="0">
                <text:p>0</text:p>
                <draw:g>
                  <svg:desc>'Opinion matching'.E8:'Opinion matching'.E11</svg:desc>
                </draw:g>
              </table:table-cell>
              <table:table-cell office:value-type="float" office:value="0">
                <text:p>0</text:p>
                <draw:g>
                  <svg:desc>'Opinion matching'.F8:'Opinion matching'.F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859592940506692">
                <text:p>0.859592940506692</text:p>
              </table:table-cell>
              <table:table-cell office:value-type="float" office:value="0.135496726444634">
                <text:p>0.135496726444634</text:p>
              </table:table-cell>
              <table:table-cell office:value-type="float" office:value="0.00491033304867635">
                <text:p>0.004910333048676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42791443288133">
                <text:p>0.842791443288133</text:p>
              </table:table-cell>
              <table:table-cell office:value-type="float" office:value="0.135094957777077">
                <text:p>0.135094957777077</text:p>
              </table:table-cell>
              <table:table-cell office:value-type="float" office:value="0.0189565156452574">
                <text:p>0.0189565156452574</text:p>
              </table:table-cell>
              <table:table-cell office:value-type="float" office:value="0.00315708328953362">
                <text:p>0.00315708328953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59791698860993">
                <text:p>0.859791698860993</text:p>
              </table:table-cell>
              <table:table-cell office:value-type="float" office:value="0.118571847923188">
                <text:p>0.118571847923188</text:p>
              </table:table-cell>
              <table:table-cell office:value-type="float" office:value="0.0180939287123112">
                <text:p>0.0180939287123112</text:p>
              </table:table-cell>
              <table:table-cell office:value-type="float" office:value="0.00323551442124572">
                <text:p>0.00323551442124572</text:p>
              </table:table-cell>
              <table:table-cell office:value-type="float" office:value="0.000307010082261318">
                <text:p>0.0003070100822613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